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list-style-name="L1"/>
    <style:style style:name="P5" style:family="paragraph" style:parent-style-name="Text_20_body">
      <style:text-properties officeooo:paragraph-rsid="009445de"/>
    </style:style>
    <style:style style:name="P6" style:family="paragraph" style:parent-style-name="Preformatted_20_Text">
      <style:text-properties officeooo:paragraph-rsid="0096531c"/>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25387"/>
    </style:style>
    <style:style style:name="T10" style:family="text">
      <style:text-properties officeooo:rsid="00939c09"/>
    </style:style>
    <style:style style:name="T11" style:family="text">
      <style:text-properties officeooo:rsid="009dc314"/>
    </style:style>
    <style:style style:name="T12" style:family="text">
      <style:text-properties officeooo:rsid="009e8547"/>
    </style:style>
    <style:style style:name="T13" style:family="text">
      <style:text-properties officeooo:rsid="00a06cad"/>
    </style:style>
    <style:style style:name="T14" style:family="text">
      <style:text-properties officeooo:rsid="00a084ad"/>
    </style:style>
    <style:style style:name="T15" style:family="text">
      <style:text-properties officeooo:rsid="00a0c8b1"/>
    </style:style>
    <style:style style:name="T16"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 de Octave</text:h>
      <text:p text:style-name="Text_20_body">Para la instalación de Octave y los paquetes de funciones necesarios puede consultarse el documento <text:span text:style-name="Nombre_20_de_20_archivo">octave-install.pdf</text:span> incluido en la distribución.</text:p>
      <text:h text:style-name="Heading_20_2" text:outline-level="2">Instalación del paquete DSD</text:h>
      <text:p text:style-name="Text_20_body">Debe copiarse a un directorio, por ejemplo, <text:span text:style-name="T13">en Windows,</text:span> <text:span text:style-name="Nombre_20_de_20_archivo">C:\Users\[usuario]\</text:span><text:span text:style-name="Nombre_20_de_20_archivo"><text:span text:style-name="T12">DSD</text:span></text:span>.</text:p>
      <text:p text:style-name="Text_20_body"><text:span text:style-name="T14">Abrir Octave, y en su línea de órdenes, escribir la secuencia:</text:span></text:p>
      <text:p text:style-name="Text_20_body"><text:span text:style-name="Código_20_inline"><text:tab/>addpath(genpath('C:\Users\[usuario]\</text:span><text:span text:style-name="Código_20_inline"><text:span text:style-name="T12">DSD</text:span></text:span><text:span text:style-name="Código_20_inline">'))<text:line-break/><text:tab/>savepath()</text:span></text:p>
      <text:p text:style-name="Text_20_body">Esto guardará permanentemente la ruta de carga de los scripts de DSD.</text:p>
      <text:p text:style-name="Text_20_body">En <text:span text:style-name="T15">la</text:span> orden <text:span text:style-name="T15">anterior </text:span>vemos algunos signos que debemos conocer. En primer lugar, se trata de una función cuyo argumento, el nombre del directorio a añadir, va entre paréntesis. Dicho argumento es un dato tipo “string”, una cadena de texto, y debe ir entre comillas, dobles o simples. Si se usan comillas simples no se expandirán las secuencias de escape.</text:p>
      <text:h text:style-name="Heading_20_1" text:outline-level="1">Confección de los filtros</text:h>
      <text:p text:style-name="Text_20_body">El procedimiento es el siguiente:</text:p>
      <text:list xml:id="list899348404" text:style-name="L1">
        <text:list-item>
          <text:p text:style-name="P4">Elaboración de los archivos de respuesta en frecuencia de los diferentes altavoces de la caja acústica.</text:p>
        </text:list-item>
        <text:list-item>
          <text:p text:style-name="P4">Elección de las frecuencias de corte y del tipo de crossover en cada corte.</text:p>
        </text:list-item>
        <text:list-item>
          <text:p text:style-name="P4">Escribir los parámetros del filtro en los correspondientes archivos de guión (extensión <text:span text:style-name="Nombre_20_de_20_archivo">.xof</text:span>), uno por cada vía.</text:p>
        </text:list-item>
        <text:list-item>
          <text:p text:style-name="P4">Ejecución del programa DSD, con el archivo de proyecto como parámetro, y opcionalmente añadiendo como parámetros la frecuencia de muestreo y la clase de filtro.</text:p>
        </text:list-item>
        <text:list-item>
          <text:p text:style-name="P4">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Rr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owType</text:h>
      <text:p text:style-name="Text_20_body">Para filtros <text:span text:style-name="Valor">mp</text:span>, tipo del filtro pasaaltos (que filtrará el extremo izquierdo de la vía ˗low˗). Puede ser <text:span text:style-name="Valor">Butterworth</text:span> o <text:span text:style-name="Valor">LinkwitzRiley</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Text_20_body">Para filtros <text:span text:style-name="Valor">mp</text:span>, tipo del filtro pasabajos (que filtrará el extremo derecho de la vía ˗high˗).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ext:soft-page-break/>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crossover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crossover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crossover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crossover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text:soft-page-break/>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cd [carpeta de trabajo]), o bien se da el parámetro del archivo de guión con su ruta completa, sin extensión.</text:p>
      <text:p text:style-name="Text_20_body">Al ejecutar <text:span text:style-name="Código_20_inline">Rrxof </text:span><text:span text:style-name="Código_20_inline"><text:span text:style-name="T10">&lt;</text:span></text:span><text:span text:style-name="Código_20_inline">archivo_de_guión</text:span><text:span text:style-name="Código_20_inline"><text:span text:style-name="T10">&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5">Por ejemplo, una posible llamada al programa podría ser:</text:p>
      <text:p text:style-name="P5"><text:span text:style-name="Código_20_inline"><text:tab/>Rrxof t 44100 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son posicionales, de modo que no pueden omitirse parámetros intermedios, pero no tienen que especificarse todos.</text:p>
      <text:p text:style-name="Text_20_body">Es correcto: <text:span text:style-name="Código_20_inline">Rrxof t 44100</text:span> y <text:span text:style-name="Código_20_inline">Rrxof t</text:span> pero no <text:span text:style-name="Código_20_inline">Rrxof t lp.</text:span></text:p>
      <text:p text:style-name="Text_20_body">El nombre de los filtros generados será <text:span text:style-name="Nombre_20_de_20_archivo">&lt;clase de filtro&gt;-&lt;nombre del .frd de la medición&gt;.pcm</text:span>, 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script para calcular de una sola vez filtros <text:span text:style-name="Valor">lp</text:span> y <text:span text:style-name="Valor">mp</text:span> a varias <text:span text:style-name="Variable"><text:span text:style-name="T4">GS</text:span></text:span><text:span text:style-name="Variable">Fs</text:span>, con un solo archivo en que se especifiquen los parámetros básicos (cortes, etc.) que se repiten siempre.<text:line-break/><text:line-break/>Para ello los valores que varían en la secuencia de cálculo deseada se dan como vectores, en el caso de valores numéricos, o como cell arrays, en el caso de <text:s/>valores string. Por ejemplo:</text:p>
      <text:p text:style-name="Preformatted_20_Text">% datos de usuario<text:line-break/>inputfiles={'t', 'm'};<text:line-break/>fs=[44100,48000];<text:line-break/>filtertypes={'lp', 'mp'};<text:line-break/>% fin datos<text:line-break/>for i2=1:length(fs)<text:line-break/> <text:s text:c="3"/>unlink([num2str(fs(i2)) "/niveles.txt"]);<text:line-break/> <text:s text:c="3"/>for i1=1:length(inputfiles)<text:line-break/> <text:s text:c="7"/>for i3=1:length(filtertypes)<text:line-break/> <text:s text:c="9"/>RRxof(inputfiles{i1},num2str(fs(i2)),filtertypes{i3});<text:line-break/> <text:s text:c="7"/>end<text:line-break/> <text:s text:c="3"/>end<text:line-break/>end</text:p>
      <text:p text:style-name="Text_20_body"><text:soft-page-break/>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archivos 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6"><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text:soft-page-break/>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text:soft-page-break/>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soft-pag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cms</text:h>
      <text:p text:style-name="Text_20_body">Carga archivos impulso que verifican una máscara en una matriz de vectores columna.</text:p>
      <text:p text:style-name="Preformatted_20_Text">[imps,n] = loadpcms(filemask,kinit,kend)</text:p>
      <text:p text:style-name="Preformatted_20_Text"><text:tab/>imps<text:tab/>= Matriz de vectores columna de los impulsos cargados.<text:line-break/><text:tab/>n<text:tab/>= Número de impulsos.<text:line-break/><text:tab/>filemask<text:tab/>= Máscara de nombres de archivo (string).<text:line-break/><text:tab/>kinit<text:tab/>= Índice para el comienzo del recorte.<text:line-break/><text:tab/>kend<text:tab/>= Índice para el comienzo del recorte.</text:p>
      <text:h text:style-name="Heading_20_4" text:outline-level="4">loadpir</text:h>
      <text:p text:style-name="Text_20_body">Lee archivos <text:span text:style-name="Nombre_20_de_20_archivo">.pir</text:span> de ARTA.</text:p>
      <text:p text:style-name="Preformatted_20_Text"><text:soft-page-break/>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text:soft-page-break/>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text:soft-page-break/>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7"><text:span text:style-name="T16">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14T13:00:06.404892799</dc:date>
    <meta:printed-by>R R</meta:printed-by>
    <meta:print-date>2007-08-24T21:33:41</meta:print-date>
    <meta:editing-cycles>578</meta:editing-cycles>
    <meta:editing-duration>P5DT11H57M47S</meta:editing-duration>
    <meta:document-statistic meta:table-count="0" meta:image-count="0" meta:object-count="0" meta:page-count="15" meta:paragraph-count="265" meta:word-count="3865" meta:character-count="23678" meta:non-whitespace-character-count="19817"/>
    <meta:user-defined meta:name="Info 1"/>
    <meta:user-defined meta:name="Info 2"/>
    <meta:user-defined meta:name="Info 3"/>
    <meta:user-defined meta:name="Info 4"/>
  </office:meta>
</office:document-meta>
</file>